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ext-properties fo:color="#2F2F2F" style:font-name="Segoe UI" style:font-name-asian="Segoe UI" style:font-name-complex="Segoe UI" fo:font-size="12pt" style:font-size-asian="12pt" style:font-size-complex="12pt" style:font-family-generic="swiss"/>
    </style:style>
    <style:style style:name="ce7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Week</text:p>
          </table:table-cell>
          <table:table-cell office:value-type="string" table:style-name="ce3">
            <text:p>Simonetta</text:p>
          </table:table-cell>
          <table:table-cell office:value-type="string" table:style-name="ce3">
            <text:p>Vinkel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Kris</text:p>
          </table:table-cell>
          <table:table-cell office:value-type="string" table:style-name="ce4">
            <text:p>Total pr week</text:p>
          </table:table-cell>
          <table:table-cell office:value-type="string" table:style-name="ce4">
            <text:p>Total pr guy pr week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02" table:style-name="ce1">
            <text:p>102</text:p>
          </table:table-cell>
          <table:table-cell table:number-columns-repeated="3" table:style-name="ce1"/>
          <table:table-cell office:value-type="float" office:value="102" table:formula="of:=SUM([.D5:.G5])" table:style-name="ce5">
            <text:p>102</text:p>
          </table:table-cell>
          <table:table-cell office:value-type="float" office:value="25.5" table:formula="of:=[.H5]/4" table:style-name="ce1">
            <text:p>25,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143" table:formula="of:=SUM([.D6:.G6])" table:style-name="ce5">
            <text:p>143</text:p>
          </table:table-cell>
          <table:table-cell office:value-type="float" office:value="35.75" table:formula="of:=[.H6]/4" table:style-name="ce1">
            <text:p>35,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17" table:style-name="ce1">
            <text:p>117</text:p>
          </table:table-cell>
          <table:table-cell office:value-type="float" office:value="117" table:formula="of:=SUM([.D7:.G7])" table:style-name="ce5">
            <text:p>117</text:p>
          </table:table-cell>
          <table:table-cell office:value-type="float" office:value="29.25" table:formula="of:=[.H7]/4" table:style-name="ce1">
            <text:p>29,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70.7" table:style-name="ce1">
            <text:p>170,7</text:p>
          </table:table-cell>
          <table:table-cell table:number-columns-repeated="2" table:style-name="ce1"/>
          <table:table-cell office:value-type="float" office:value="170.7" table:formula="of:=SUM([.D8:.G8])" table:style-name="ce5">
            <text:p>170,7</text:p>
          </table:table-cell>
          <table:table-cell office:value-type="float" office:value="42.674999999999997" table:formula="of:=[.H8]/4" table:style-name="ce1">
            <text:p>42,6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154" table:style-name="ce1">
            <text:p>154</text:p>
          </table:table-cell>
          <table:table-cell table:number-columns-repeated="3" table:style-name="ce1"/>
          <table:table-cell office:value-type="float" office:value="154" table:formula="of:=SUM([.D9:.G9])" table:style-name="ce5">
            <text:p>154</text:p>
          </table:table-cell>
          <table:table-cell office:value-type="float" office:value="38.5" table:formula="of:=[.H9]/4" table:style-name="ce1">
            <text:p>38,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195" table:formula="of:=SUM([.D10:.G10])" table:style-name="ce5">
            <text:p>195</text:p>
          </table:table-cell>
          <table:table-cell office:value-type="float" office:value="48.75" table:formula="of:=[.H10]/4" table:style-name="ce1">
            <text:p>48,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1" table:style-name="ce1">
            <text:p>11</text:p>
          </table:table-cell>
          <table:table-cell office:value-type="float" office:value="151" table:style-name="ce1">
            <text:p>151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office:value-type="float" office:value="261" table:formula="of:=SUM([.D11:.G11])" table:style-name="ce5">
            <text:p>261</text:p>
          </table:table-cell>
          <table:table-cell office:value-type="float" office:value="65.25" table:formula="of:=[.H11]/4" table:style-name="ce1">
            <text:p>65,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67.7" table:style-name="ce1">
            <text:p>167,7</text:p>
          </table:table-cell>
          <table:table-cell table:number-columns-repeated="2" table:style-name="ce1"/>
          <table:table-cell office:value-type="float" office:value="167.7" table:formula="of:=SUM([.D12:.G12])" table:style-name="ce5">
            <text:p>167,7</text:p>
          </table:table-cell>
          <table:table-cell office:value-type="float" office:value="41.924999999999997" table:formula="of:=[.H12]/4" table:style-name="ce1">
            <text:p>41,9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3" table:style-name="ce1">
            <text:p>13</text:p>
          </table:table-cell>
          <table:table-cell table:number-columns-repeated="3" table:style-name="ce1"/>
          <table:table-cell office:value-type="float" office:value="162.35" table:style-name="ce1">
            <text:p>162,35</text:p>
          </table:table-cell>
          <table:table-cell office:value-type="float" office:value="162.35" table:formula="of:=SUM([.D13:.G13])" table:style-name="ce5">
            <text:p>162,35</text:p>
          </table:table-cell>
          <table:table-cell office:value-type="float" office:value="40.587499999999999" table:formula="of:=[.H13]/4" table:style-name="ce1">
            <text:p>40,58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197" table:formula="of:=SUM([.D14:.G14])" table:style-name="ce5">
            <text:p>197</text:p>
          </table:table-cell>
          <table:table-cell office:value-type="float" office:value="49.25" table:formula="of:=[.H14]/4" table:style-name="ce1">
            <text:p>49,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60.8" table:style-name="ce1">
            <text:p>260,8</text:p>
          </table:table-cell>
          <table:table-cell table:number-columns-repeated="2" table:style-name="ce1"/>
          <table:table-cell office:value-type="float" office:value="260.8" table:formula="of:=SUM([.D15:.G15])" table:style-name="ce5">
            <text:p>260,8</text:p>
          </table:table-cell>
          <table:table-cell office:value-type="float" office:value="65.2" table:formula="of:=[.H15]/4" table:style-name="ce1">
            <text:p>65,2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6" table:style-name="ce1">
            <text:p>16</text:p>
          </table:table-cell>
          <table:table-cell table:number-columns-repeated="3" table:style-name="ce1"/>
          <table:table-cell office:value-type="float" office:value="170" table:style-name="ce1">
            <text:p>170</text:p>
          </table:table-cell>
          <table:table-cell office:value-type="float" office:value="170" table:formula="of:=SUM([.D16:.G16])" table:style-name="ce5">
            <text:p>170</text:p>
          </table:table-cell>
          <table:table-cell office:value-type="float" office:value="42.5" table:formula="of:=[.H16]/4" table:style-name="ce1">
            <text:p>42,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7" table:style-name="ce1">
            <text:p>17</text:p>
          </table:table-cell>
          <table:table-cell office:value-type="float" office:value="251.22" table:style-name="ce1">
            <text:p>251,22</text:p>
          </table:table-cell>
          <table:table-cell table:number-columns-repeated="3" table:style-name="ce1"/>
          <table:table-cell office:value-type="float" office:value="251.22" table:formula="of:=SUM([.D17:.G17])" table:style-name="ce5">
            <text:p>251,22</text:p>
          </table:table-cell>
          <table:table-cell office:value-type="float" office:value="62.805" table:formula="of:=[.H17]/4" table:style-name="ce1">
            <text:p>62,80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8" table:style-name="ce1">
            <text:p>18</text:p>
          </table:table-cell>
          <table:table-cell table:number-columns-repeated="4" table:style-name="ce1"/>
          <table:table-cell office:value-type="float" office:value="0" table:formula="of:=SUM([.D18:.G18])" table:style-name="ce5">
            <text:p>0</text:p>
          </table:table-cell>
          <table:table-cell office:value-type="float" office:value="0" table:formula="of:=[.H1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9" table:style-name="ce1">
            <text:p>19</text:p>
          </table:table-cell>
          <table:table-cell table:number-columns-repeated="4" table:style-name="ce1"/>
          <table:table-cell office:value-type="float" office:value="0" table:formula="of:=SUM([.D19:.G19])" table:style-name="ce5">
            <text:p>0</text:p>
          </table:table-cell>
          <table:table-cell office:value-type="float" office:value="0" table:formula="of:=[.H19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40.8" table:style-name="ce1">
            <text:p>240,8</text:p>
          </table:table-cell>
          <table:table-cell table:style-name="ce1"/>
          <table:table-cell office:value-type="float" office:value="240.8" table:formula="of:=SUM([.D20:.G20])" table:style-name="ce5">
            <text:p>240,8</text:p>
          </table:table-cell>
          <table:table-cell office:value-type="float" office:value="60.2" table:formula="of:=[.H20]/4" table:style-name="ce1">
            <text:p>60,2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1" table:style-name="ce1">
            <text:p>21</text:p>
          </table:table-cell>
          <table:table-cell office:value-type="float" office:value="250" table:style-name="ce1">
            <text:p>250</text:p>
          </table:table-cell>
          <table:table-cell table:number-columns-repeated="3" table:style-name="ce1"/>
          <table:table-cell office:value-type="float" office:value="250" table:formula="of:=SUM([.D21:.G21])" table:style-name="ce5">
            <text:p>250</text:p>
          </table:table-cell>
          <table:table-cell office:value-type="float" office:value="62.5" table:formula="of:=[.H21]/4" table:style-name="ce1">
            <text:p>62,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85.74" table:style-name="ce1">
            <text:p>185,74</text:p>
          </table:table-cell>
          <table:table-cell table:number-columns-repeated="2" table:style-name="ce1"/>
          <table:table-cell office:value-type="float" office:value="185.74" table:formula="of:=SUM([.D22:.G22])" table:style-name="ce5">
            <text:p>185,74</text:p>
          </table:table-cell>
          <table:table-cell office:value-type="float" office:value="46.435000000000002" table:formula="of:=[.H22]/4" table:style-name="ce1">
            <text:p>46,43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3" table:style-name="ce1">
            <text:p>23</text:p>
          </table:table-cell>
          <table:table-cell table:number-columns-repeated="4" table:style-name="ce1"/>
          <table:table-cell office:value-type="float" office:value="0" table:formula="of:=SUM([.D23:.G23])" table:style-name="ce5">
            <text:p>0</text:p>
          </table:table-cell>
          <table:table-cell office:value-type="float" office:value="0" table:formula="of:=[.H23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table:number-columns-repeated="4" table:style-name="ce1"/>
          <table:table-cell office:value-type="float" office:value="0" table:formula="of:=SUM([.D24:.G24])" table:style-name="ce5">
            <text:p>0</text:p>
          </table:table-cell>
          <table:table-cell office:value-type="float" office:value="0" table:formula="of:=[.H24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5" table:style-name="ce1">
            <text:p>25</text:p>
          </table:table-cell>
          <table:table-cell table:number-columns-repeated="4" table:style-name="ce1"/>
          <table:table-cell office:value-type="float" office:value="0" table:formula="of:=SUM([.D25:.G25])" table:style-name="ce5">
            <text:p>0</text:p>
          </table:table-cell>
          <table:table-cell office:value-type="float" office:value="0" table:formula="of:=[.H25]/4" table:style-name="ce1">
            <text:p>0</text:p>
          </table:table-cell>
          <table:table-cell table:number-columns-repeated="16375" table:style-name="ce1"/>
        </table:table-row>
        <table:table-row table:style-name="ro3">
          <table:table-cell table:number-columns-repeated="2"/>
          <table:table-cell office:value-type="float" office:value="26" table:style-name="ce1">
            <text:p>26</text:p>
          </table:table-cell>
          <table:table-cell table:number-columns-repeated="4" table:style-name="ce1"/>
          <table:table-cell office:value-type="float" office:value="0" table:formula="of:=SUM([.D26:.G26])" table:style-name="ce5">
            <text:p>0</text:p>
          </table:table-cell>
          <table:table-cell office:value-type="float" office:value="0" table:formula="of:=[.H26]/4" table:style-name="ce1">
            <text:p>0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0" table:formula="of:=SUM([.D27:.G27])" table:style-name="ce5">
            <text:p>0</text:p>
          </table:table-cell>
          <table:table-cell office:value-type="float" office:value="0" table:formula="of:=[.H2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float" office:value="0" table:formula="of:=SUM([.D28:.G28])" table:style-name="ce5">
            <text:p>0</text:p>
          </table:table-cell>
          <table:table-cell office:value-type="float" office:value="0" table:formula="of:=[.H2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5">
            <text:p>Total</text:p>
          </table:table-cell>
          <table:table-cell office:value-type="string" table:style-name="ce1">
            <text:p>Average pr guy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Total pr guy</text:p>
          </table:table-cell>
          <table:table-cell office:value-type="float" office:value="908.22" table:formula="of:=SUM([.D5:.D28])" table:style-name="ce1">
            <text:p>908,22</text:p>
          </table:table-cell>
          <table:table-cell office:value-type="float" office:value="784.94" table:formula="of:=SUM([.E5:.E28])" table:style-name="ce1">
            <text:p>784,94</text:p>
          </table:table-cell>
          <table:table-cell office:value-type="float" office:value="775.8" table:formula="of:=SUM([.F5:.F28])" table:style-name="ce1">
            <text:p>775,8</text:p>
          </table:table-cell>
          <table:table-cell office:value-type="float" office:value="559.35" table:formula="of:=SUM([.G5:.G28])" table:style-name="ce1">
            <text:p>559,35</text:p>
          </table:table-cell>
          <table:table-cell office:value-type="float" office:value="3028.3100000000004" table:formula="of:=SUM([.H5:.H28])" table:style-name="ce5">
            <text:p>3028,31</text:p>
          </table:table-cell>
          <table:table-cell office:value-type="float" office:value="757.0775000000001" table:formula="of:=[.H30]/4" table:style-name="ce1">
            <text:p>757,077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Acc. to average</text:p>
          </table:table-cell>
          <table:table-cell office:value-type="float" office:value="151.14249999999993" table:formula="of:=[.D30]-[.$I$30]" table:style-name="ce1">
            <text:p>151,1425</text:p>
          </table:table-cell>
          <table:table-cell office:value-type="float" office:value="27.862499999999955" table:formula="of:=[.E30]-[.$I$30]" table:style-name="ce1">
            <text:p>27,8625</text:p>
          </table:table-cell>
          <table:table-cell office:value-type="float" office:value="18.722499999999854" table:formula="of:=[.F30]-[.$I$30]" table:style-name="ce1">
            <text:p>18,7225</text:p>
          </table:table-cell>
          <table:table-cell office:value-type="float" office:value="-197.72750000000008" table:formula="of:=[.G30]-[.$I$30]" table:style-name="ce1">
            <text:p>-197,7275</text:p>
          </table:table-cell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Average pr week</text:p>
          </table:table-cell>
          <table:table-cell table:style-name="ce1"/>
          <table:table-cell office:value-type="float" office:value="189.26937500000003" table:formula="of:=[.H30]/COUNTIF([.H5:.H28];&quot;&gt;0&quot;)" table:style-name="ce1">
            <text:p>189,26937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Average pr guy pr week</text:p>
          </table:table-cell>
          <table:table-cell table:style-name="ce1"/>
          <table:table-cell office:value-type="float" office:value="47.317343750000006" table:formula="of:=[.E34]/4" table:style-name="ce7">
            <text:p>47,32</text:p>
          </table:table-cell>
          <table:table-cell table:number-columns-repeated="16379" table:style-name="ce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dc:creator>Nicolaj Vinkel Christensen</dc:creator>
    <meta:creation-date>2017-02-13T11:37:40Z</meta:creation-date>
    <dc:date>2017-05-31T08:21:23Z</dc:date>
    <meta:editing-cycles>6</meta:editing-cycles>
    <meta:editing-duration>PT266S</meta:editing-duration>
  </office:meta>
</office:document-meta>
</file>